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>
            <text:p>OP Cod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ddressing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/>
          <table:table-cell/>
          <table:table-cell table:style-name="ce1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table:number-columns-repeated="1638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table:number-columns-repeated="163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table:number-columns-repeated="1638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table:number-columns-repeated="1638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table:number-columns-repeated="1638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table:number-columns-repeated="1638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table:number-columns-repeated="1638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table:number-columns-repeated="163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table:number-columns-repeated="163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table:number-columns-repeated="163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table:number-columns-repeated="163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table:number-columns-repeated="1638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table:number-columns-repeated="163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table:number-columns-repeated="163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table:number-columns-repeated="1638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table:number-columns-repeated="1638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table:number-columns-repeated="163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NOP_impl, &#9;// 0x10" calcext:value-type="string">
            <text:p>do_NOP_imp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NOP_impl, &#9;// 0x30" calcext:value-type="string">
            <text:p>do_NOP_imp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NOP_impl, &#9;// 0x4C" calcext:value-type="string">
            <text:p>do_NOP_impl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NOP_impl, &#9;// 0x50" calcext:value-type="string">
            <text:p>do_NOP_imp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NOP_impl, &#9;// 0x6C" calcext:value-type="string">
            <text:p>do_NOP_impl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NOP_impl, &#9;// 0x70" calcext:value-type="string">
            <text:p>do_NOP_imp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NOP_impl, &#9;// 0x84" calcext:value-type="string">
            <text:p>do_NOP_impl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NOP_impl, &#9;// 0x86" calcext:value-type="string">
            <text:p>do_NOP_impl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NOP_impl, &#9;// 0x88" calcext:value-type="string">
            <text:p>do_NOP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NOP_impl, &#9;// 0x8C" calcext:value-type="string">
            <text:p>do_NOP_impl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NOP_impl, &#9;// 0x8E" calcext:value-type="string">
            <text:p>do_NOP_impl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NOP_impl, &#9;// 0x90" calcext:value-type="string">
            <text:p>do_NOP_imp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NOP_impl, &#9;// 0x94" calcext:value-type="string">
            <text:p>do_NOP_impl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NOP_impl, &#9;// 0x95" calcext:value-type="string">
            <text:p>do_NOP_impl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NOP_impl, &#9;// 0x96" calcext:value-type="string">
            <text:p>do_NOP_impl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NOP_impl, &#9;// 0x99" calcext:value-type="string">
            <text:p>do_NOP_impl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NOP_impl, &#9;// 0x9D" calcext:value-type="string">
            <text:p>do_NOP_impl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NOP_impl, &#9;// 0xA0" calcext:value-type="string">
            <text:p>do_NOP_impl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NOP_impl, &#9;// 0xA2" calcext:value-type="string">
            <text:p>do_NOP_impl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NOP_impl, &#9;// 0xA4" calcext:value-type="string">
            <text:p>do_NOP_impl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NOP_impl, &#9;// 0xA5" calcext:value-type="string">
            <text:p>do_NOP_impl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NOP_impl, &#9;// 0xA6" calcext:value-type="string">
            <text:p>do_NOP_impl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NOP_impl, &#9;// 0xAC" calcext:value-type="string">
            <text:p>do_NOP_impl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NOP_impl, &#9;// 0xAD" calcext:value-type="string">
            <text:p>do_NOP_impl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NOP_impl, &#9;// 0xAE" calcext:value-type="string">
            <text:p>do_NOP_impl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NOP_impl, &#9;// 0xB0" calcext:value-type="string">
            <text:p>do_NOP_imp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NOP_impl, &#9;// 0xB4" calcext:value-type="string">
            <text:p>do_NOP_impl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NOP_impl, &#9;// 0xB5" calcext:value-type="string">
            <text:p>do_NOP_impl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NOP_impl, &#9;// 0xB6" calcext:value-type="string">
            <text:p>do_NOP_impl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NOP_impl, &#9;// 0xB9" calcext:value-type="string">
            <text:p>do_NOP_impl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NOP_impl, &#9;// 0xBC" calcext:value-type="string">
            <text:p>do_NOP_impl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NOP_impl, &#9;// 0xBD" calcext:value-type="string">
            <text:p>do_NOP_impl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NOP_impl, &#9;// 0xBE" calcext:value-type="string">
            <text:p>do_NOP_impl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NOP_impl, &#9;// 0xC9" calcext:value-type="string">
            <text:p>do_NOP_impl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NOP_impl, &#9;// 0xCA" calcext:value-type="string">
            <text:p>do_NOP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NOP_impl, &#9;// 0xD0" calcext:value-type="string">
            <text:p>do_NOP_imp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NOP_impl, &#9;// 0xE0" calcext:value-type="string">
            <text:p>do_NOP_impl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NOP_impl, &#9;// 0xE5" calcext:value-type="string">
            <text:p>do_NOP_impl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NOP_impl, &#9;// 0xE9" calcext:value-type="string">
            <text:p>do_NOP_impl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NOP_impl, &#9;// 0xF0" calcext:value-type="string">
            <text:p>do_NOP_imp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22:51:50.3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09-03T00:59:40.235000000</dc:date>
    <meta:editing-duration>PT5H48M23S</meta:editing-duration>
    <meta:editing-cycles>14</meta:editing-cycles>
    <meta:generator>LibreOffice/7.5.4.2$Windows_X86_64 LibreOffice_project/36ccfdc35048b057fd9854c757a8b67ec53977b6</meta:generator>
    <meta:document-statistic meta:table-count="2" meta:cell-count="835" meta:object-count="0"/>
  </office:meta>
</office:document-meta>
</file>